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86in" table:align="left" style:writing-mode="lr-tb"/>
    </style:style>
    <style:style style:name="Table1.A" style:family="table-column">
      <style:table-column-properties style:column-width="6.9486in"/>
    </style:style>
    <style:style style:name="Table1.1" style:family="table-row">
      <style:table-row-properties style:keep-together="true" fo:keep-together="auto"/>
    </style:style>
    <style:style style:name="Table1.A1" style:family="table-cell">
      <style:table-cell-properties style:vertical-align="top" fo:padding="0.0382in" fo:border="0.0007in solid #000000" style:writing-mode="lr-tb"/>
    </style:style>
    <style:style style:name="Table2" style:family="table">
      <style:table-properties style:width="6.4347in" table:align="left" style:writing-mode="lr-tb"/>
    </style:style>
    <style:style style:name="Table2.A" style:family="table-column">
      <style:table-column-properties style:column-width="1.4965in"/>
    </style:style>
    <style:style style:name="Table2.B" style:family="table-column">
      <style:table-column-properties style:column-width="0.7194in"/>
    </style:style>
    <style:style style:name="Table2.C" style:family="table-column">
      <style:table-column-properties style:column-width="1.7708in"/>
    </style:style>
    <style:style style:name="Table2.D" style:family="table-column">
      <style:table-column-properties style:column-width="1.4486in"/>
    </style:style>
    <style:style style:name="Table2.E" style:family="table-column">
      <style:table-column-properties style:column-width="0.9993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none" style:writing-mode="lr-tb"/>
    </style:style>
    <style:style style:name="Table2.E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E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9528in" table:align="left" style:writing-mode="lr-tb"/>
    </style:style>
    <style:style style:name="Table3.A" style:family="table-column">
      <style:table-column-properties style:column-width="0.6153in"/>
    </style:style>
    <style:style style:name="Table3.B" style:family="table-column">
      <style:table-column-properties style:column-width="2.8472in"/>
    </style:style>
    <style:style style:name="Table3.C" style:family="table-column">
      <style:table-column-properties style:column-width="1.7313in"/>
    </style:style>
    <style:style style:name="Table3.D" style:family="table-column">
      <style:table-column-properties style:column-width="1.759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D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D2" style:family="table-cell">
      <style:table-cell-properties style:vertical-align="top" fo:padding="0.0382in" fo:border-left="0.0007in solid #000000" fo:border-right="0.0007in solid #000000" fo:border-top="none" fo:border-bottom="0.0007in solid #000000" style:writing-mode="lr-tb"/>
    </style:style>
    <style:style style:name="Table3.11" style:family="table-row">
      <style:table-row-properties style:min-row-height="0.5208in" style:keep-together="true" fo:keep-together="auto"/>
    </style:style>
    <style:style style:name="P1" style:family="paragraph" style:parent-style-name="Table_20_Contents">
      <style:paragraph-properties fo:text-align="center" style:justify-single-word="false" style:snap-to-layout-grid="false"/>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5" style:family="paragraph" style:parent-style-name="Standard">
      <style:paragraph-properties style:snap-to-layout-gri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list-style-name="WW8Num2">
      <style:text-properties fo:font-size="11pt" fo:font-weight="normal" style:font-size-asian="11pt" style:font-weight-asian="normal" style:font-size-complex="11pt" style:font-weight-complex="normal"/>
    </style:style>
    <style:style style:name="P15" style:family="paragraph" style:parent-style-name="Standard" style:list-style-name="WW8Num3"/>
    <style:style style:name="P16" style:family="paragraph" style:parent-style-name="Standard" style:list-style-name="WW8Num3">
      <style:text-properties fo:font-weight="normal" style:font-weight-asian="normal" style:font-weight-complex="normal"/>
    </style:style>
    <style:style style:name="P17" style:family="paragraph" style:parent-style-name="Standard" style:list-style-name="WW8Num1"/>
    <style:style style:name="P18" style:family="paragraph" style:parent-style-name="Standard" style:list-style-name="WW8Num1">
      <style:paragraph-properties fo:text-align="start" style:justify-single-word="false"/>
    </style:style>
    <style:style style:name="P1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1" style:font-name-complex="Times New Roman1"/>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002-XXX</text:p>
      <text:p text:style-name="P7">Software Development on Linux Systems</text:p>
      <text:p text:style-name="P7">Course Syllabus</text:p>
      <text:p text:style-name="P7"/>
      <text:p text:style-name="P8">REMINDER: The information presented in this syllabus is subject to expansion, change, or</text:p>
      <text:p text:style-name="P8"/>
      <text:p text:style-name="P8">modification during the quarter</text:p>
      <text:p text:style-name="P6"/>
      <table:table table:name="Table1" table:style-name="Table1">
        <table:table-column table:style-name="Table1.A"/>
        <table:table-row table:style-name="Table1.1">
          <table:table-cell table:style-name="Table1.A1" office:value-type="string">
            <text:p text:style-name="P2">Instructor: TBA <text:s text:c="71"/>Office Hours:</text:p>
            <text:p text:style-name="Table_20_Contents">Office: 70 – XXXX <text:s text:c="64"/>TBA</text:p>
            <text:p text:style-name="Table_20_Contents">XXX-XXXX (Office) <text:s text:c="61"/>or by appointment</text:p>
            <text:p text:style-name="Table_20_Contents"/>
            <text:p text:style-name="Table_20_Contents">Email address: TBA</text:p>
            <text:p text:style-name="Table_20_Contents"/>
            <text:p text:style-name="Table_20_Contents">Course Web Page: MyCourses.rit.edu</text:p>
            <text:p text:style-name="Table_20_Contents"/>
          </table:table-cell>
        </table:table-row>
      </table:table>
      <text:p text:style-name="Standard"><text:tab/></text:p>
      <text:p text:style-name="P8">Course Text and Materials</text:p>
      <text:p text:style-name="P9">Possible Texts:</text:p>
      <text:list xml:id="list1257126165" text:style-name="WW8Num2">
        <text:list-item>
          <text:p text:style-name="P14">The Success of Open Source – Steven Weber – ISBN: 978-0674018587</text:p>
        </text:list-item>
        <text:list-item>
          <text:p text:style-name="P14">Open Source 2.0: Continuing the Evolution – Chris DiBona, Danese Cooper, Mark Stone – <text:line-break/>ISBN:978-1171648161</text:p>
        </text:list-item>
        <text:list-item>
          <text:p text:style-name="P14">The Cathedral and the Bazaar – Eric. S. Raymond – ISBN: 978-0596001087</text:p>
        </text:list-item>
        <text:list-item>
          <text:p text:style-name="P14">Producing Open Source Software – Karl Fogel – ISBN: 978-0596007591</text:p>
        </text:list-item>
        <text:list-item>
          <text:p text:style-name="P14">Rapid GUI Programming with Python and QT – Mark Summerfield – ISBN: 978-0132354189</text:p>
        </text:list-item>
        <text:list-item>
          <text:p text:style-name="P14">The Linux Programming Interface – Michael Kerrisk – ISBN: 978-1593272203</text:p>
        </text:list-item>
      </text:list>
      <text:p text:style-name="P10"/>
      <text:p text:style-name="P9">Suggested support: </text:p>
      <text:list xml:id="list541673205" text:style-name="WW8Num3">
        <text:list-item>
          <text:p text:style-name="P16">Mailing lists</text:p>
        </text:list-item>
        <text:list-item>
          <text:p text:style-name="P16">IRC Channels</text:p>
        </text:list-item>
        <text:list-item>
          <text:p text:style-name="P16">Blogs</text:p>
        </text:list-item>
        <text:list-item>
          <text:p text:style-name="P16">Planets</text:p>
        </text:list-item>
        <text:list-item>
          <text:p text:style-name="P15"><text:a xlink:type="simple" xlink:href="http://www.fedoraforum.org/"><text:span text:style-name="Internet_20_link"><text:span text:style-name="T5">fedoraforum.org</text:span></text:span></text:a></text:p>
        </text:list-item>
        <text:list-item>
          <text:p text:style-name="P15"><text:a xlink:type="simple" xlink:href="http://www.ubuntuforums.org/"><text:span text:style-name="Internet_20_link"><text:span text:style-name="T5">ubuntuforums.org</text:span></text:span></text:a></text:p>
        </text:list-item>
        <text:list-item>
          <text:p text:style-name="P15"><text:a xlink:type="simple" xlink:href="http://www.linuxquestions.org/"><text:span text:style-name="Internet_20_link"><text:span text:style-name="T5">linuxquestions.org</text:span></text:span></text:a></text:p>
        </text:list-item>
        <text:list-item>
          <text:p text:style-name="P15"><text:span text:style-name="Internet_20_link"><text:span text:style-name="T5">ubuntuguide.org</text:span></text:span></text:p>
        </text:list-item>
        <text:list-item>
          <text:p text:style-name="P15"><text:span text:style-name="Internet_20_link"><text:span text:style-name="T5">launchpad.net</text:span></text:span></text:p>
        </text:list-item>
        <text:list-item>
          <text:p text:style-name="P15"><text:span text:style-name="Internet_20_link"><text:span text:style-name="T5">bugzilla.redhat.com</text:span></text:span></text:p>
        </text:list-item>
      </text:list>
      <text:p text:style-name="Standard"/>
      <text:p text:style-name="Standard"><text:soft-page-break/><text:span text:style-name="Citation"><text:span text:style-name="T6">Course Description</text:span></text:span></text:p>
      <text:p text:style-name="Standard"/>
      <text:p text:style-name="Standard"><text:span text:style-name="Citation"><text:span text:style-name="T5">Students will be introduced to open source software development concepts and Linux platforms. Students will learn to use the Linux command line, edit configuration files and setup systems for development. Students will learn how to design, package, release and maintain open source software. Topics such as open source communities, Linux packages, package managers, version control systems, software development tools, licensing, releasing, bug tracking, maintenance, patching and future development, will be covered in lectures, lab exercises and a project. Students will demonstrate competency with the Linux command line, Linux development and software development. </text:span></text:span><text:span text:style-name="Citation"><text:span text:style-name="T6"><text:line-break/><text:line-break/>Important RIT Deadlines</text:span></text:span></text:p>
      <text:p text:style-name="Standard"/>
      <text:p text:style-name="Standard"><text:span text:style-name="Citation"><text:span text:style-name="T5"><text:tab/>Last day of add/drop week is December 0, 20xx.</text:span></text:span></text:p>
      <text:p text:style-name="Standard"/>
      <text:p text:style-name="Standard"><text:span text:style-name="Citation"><text:span text:style-name="T5"><text:tab/>Last day to withdraw with a grade of "W" is February 0. 20xx</text:span></text:span></text:p>
      <text:p text:style-name="Standard"/>
      <text:p text:style-name="Standard"><text:span text:style-name="Citation"><text:span text:style-name="T5"><text:tab/></text:span></text:span><text:span text:style-name="Citation"><text:span text:style-name="T6">NOTE</text:span></text:span><text:span text:style-name="Citation"><text:span text:style-name="T5">: IST department policy states that a student has one quarter to </text:span></text:span><text:span text:style-name="Citation"><text:span text:style-name="T6">challenge</text:span></text:span><text:span text:style-name="Citation"><text:span text:style-name="T5"> any</text:span></text:span></text:p>
      <text:p text:style-name="Standard"/>
      <text:p text:style-name="Standard"><text:span text:style-name="Citation"><text:span text:style-name="T5"><text:tab/></text:span></text:span><text:span text:style-name="Citation"><text:span text:style-name="T6">grade</text:span></text:span><text:span text:style-name="Citation"><text:span text:style-name="T5">. After that, grades cannot be challenged.</text:span></text:span></text:p>
      <text:p text:style-name="Standard"/>
      <text:p text:style-name="Standard"/>
      <text:p text:style-name="Standard"><text:span text:style-name="Citation"><text:span text:style-name="T6">Prerequisites</text:span></text:span></text:p>
      <text:p text:style-name="Standard"/>
      <text:p text:style-name="Standard"><text:span text:style-name="Citation"><text:span text:style-name="T5">4002-219 and 4002-360 . These prerequisites are necessary and will be strictly</text:span></text:span></text:p>
      <text:p text:style-name="Standard"><text:span text:style-name="Citation"><text:span text:style-name="T5"><text:s/>enforced.</text:span></text:span></text:p>
      <text:p text:style-name="Standard"/>
      <text:p text:style-name="Standard"><text:span text:style-name="Citation"><text:span text:style-name="T6">Role of course in curriculum for</text:span></text:span></text:p>
      <text:p text:style-name="Standard"/>
      <text:p text:style-name="Standard"><text:span text:style-name="Citation"><text:span text:style-name="T5">IT: This is an elective in Information Technology</text:span></text:span></text:p>
      <text:p text:style-name="Standard"/>
      <text:p text:style-name="Standard"><text:span text:style-name="Citation"><text:span text:style-name="T5">Applied Networking and System Administration: This is an elective</text:span></text:span></text:p>
      <text:p text:style-name="Standard"><text:line-break/><text:line-break/><text:line-break/><text:line-break/><text:line-break/><text:line-break/><text:line-break/></text:p>
      <text:p text:style-name="Standard"><text:soft-page-break/><text:span text:style-name="Citation"><text:span text:style-name="T6">Course Goals and Objectives</text:span></text:span></text:p>
      <text:p text:style-name="Standard"/>
      <text:p text:style-name="Standard"><text:span text:style-name="Citation"><text:span text:style-name="T7">General Course Goals</text:span></text:span></text:p>
      <text:p text:style-name="Standard"><text:span text:style-name="Citation"><text:span text:style-name="T5">The student will:</text:span></text:span></text:p>
      <text:p text:style-name="Standard"/>
      <text:list xml:id="list522910648" text:style-name="WW8Num1">
        <text:list-item>
          <text:p text:style-name="P17"><text:span text:style-name="Citation"><text:span text:style-name="T5">Be introduced to the basic concepts of Linux and Unix</text:span></text:span></text:p>
        </text:list-item>
        <text:list-item>
          <text:p text:style-name="P17"><text:span text:style-name="Citation"><text:span text:style-name="T5">Be familiar with the history of open source </text:span></text:span></text:p>
        </text:list-item>
        <text:list-item>
          <text:p text:style-name="P17"><text:span text:style-name="Citation"><text:span text:style-name="T5">Understand the fundamentals of licensing, trademarks, software ownership and rights</text:span></text:span></text:p>
        </text:list-item>
        <text:list-item>
          <text:p text:style-name="P17"><text:span text:style-name="Citation"><text:span text:style-name="T5">Understand the basics of open source economics and the relationship between open source and businesses. </text:span></text:span></text:p>
        </text:list-item>
        <text:list-item>
          <text:p text:style-name="P17"><text:span text:style-name="Citation"><text:span text:style-name="T5">Understand open source communities, societies and politics</text:span></text:span></text:p>
        </text:list-item>
        <text:list-item>
          <text:p text:style-name="P17"><text:span text:style-name="Citation"><text:span text:style-name="T5">Examine how to use Linux for development and services</text:span></text:span></text:p>
        </text:list-item>
        <text:list-item>
          <text:p text:style-name="P18">Explore how to get involved in the open source community (IRC, Blogs, etc)</text:p>
        </text:list-item>
        <text:list-item>
          <text:p text:style-name="P18">Explore high level process of open source software development</text:p>
        </text:list-item>
        <text:list-item>
          <text:p text:style-name="P18">Examine Linux package types and package managers</text:p>
        </text:list-item>
        <text:list-item>
          <text:p text:style-name="P18">Explore how to use open source version control software and compare various packages</text:p>
        </text:list-item>
        <text:list-item>
          <text:p text:style-name="P18">Explore open source software development tools and potential benefits of each (such as portability)</text:p>
        </text:list-item>
        <text:list-item>
          <text:p text:style-name="P18">Examine the publishing process and release cycle using hosting facilities (ideally Launchpad) </text:p>
        </text:list-item>
        <text:list-item>
          <text:p text:style-name="P18">Examine the bug tracking process, maintenance and patching</text:p>
        </text:list-item>
        <text:list-item>
          <text:p text:style-name="P18"><text:span text:style-name="Citation"><text:span text:style-name="T5">Explore future development and project forking</text:span></text:span></text:p>
        </text:list-item>
      </text:list>
      <text:p text:style-name="Standard"/>
      <text:p text:style-name="P6">Course Organization</text:p>
      <text:p text:style-name="P6"/>
      <text:p text:style-name="P11">Lab practical exams </text:p>
      <text:p text:style-name="Standard">A midterm practicum will be scheduled during lab class time.</text:p>
      <text:p text:style-name="Standard"/>
      <text:p text:style-name="P11">Project</text:p>
      <text:p text:style-name="P12">A significant project will be assigned that will require students to design and develop an open source software package leveraging other open source software, open source libraries or, with needed more stringent requirements, from scratch. Every project will need approval from the instructor. </text:p>
      <text:p text:style-name="P12"/>
      <text:p text:style-name="P11">Labs</text:p>
      <text:p text:style-name="Standard">Labs will be scheduled during class time. Some lab periods may be reserved for the project. </text:p>
      <text:p text:style-name="Standard">Plan on attending the scheduled lab periods in order to complete the lab exercises. Some labs may take longer than one class session to complete. You may be required to plan time outside of class to complete the labs. All labs will be collected and graded. You will need to be familiar with the labs in order to do well on the practical. </text:p>
      <text:p text:style-name="Standard"><text:soft-page-break/></text:p>
      <text:p text:style-name="Standard">The bonus questions ARE NOT OPTIONAL for graduate students. To get full credit, graduate</text:p>
      <text:p text:style-name="Standard">students must complete the bonus questions</text:p>
      <text:p text:style-name="Standard"/>
      <text:p text:style-name="Standard">A lab check-off sheet will be provided to keep track of you completed labs. The official record will be</text:p>
      <text:p text:style-name="Standard">on MyCourses and updated by your instructor or TA. You must be in the lab to get lab completion</text:p>
      <text:p text:style-name="Standard">signoffs.</text:p>
      <text:p text:style-name="Standard">Points assigned for each lab are shown on the lab check-off sheet and MyCourses. Labs 1, 2 and 3 must</text:p>
      <text:p text:style-name="Standard">be completed before the midterm practical. Points for these labs will not be awarded after the midterm.</text:p>
      <text:p text:style-name="Standard">A lab schedule is located below and will normally be on the second class day of each week, including</text:p>
      <text:p text:style-name="Standard">the first week.</text:p>
      <text:p text:style-name="Standard"/>
      <text:p text:style-name="P6">Grading</text:p>
      <text:p text:style-name="P6"/>
      <text:p text:style-name="Standard">The grading scale used along with the grading criteria is as follows:</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Component</text:p>
          </table:table-cell>
          <table:table-cell table:style-name="Table2.A1" office:value-type="string">
            <text:p text:style-name="P3">Weight</text:p>
          </table:table-cell>
          <table:table-cell table:style-name="Table2.C1" office:value-type="string">
            <text:p text:style-name="P3"/>
          </table:table-cell>
          <table:table-cell table:style-name="Table2.A1" office:value-type="string">
            <text:p text:style-name="P3">Range</text:p>
          </table:table-cell>
          <table:table-cell table:style-name="Table2.E1" office:value-type="string">
            <text:p text:style-name="P3">Grade</text:p>
          </table:table-cell>
        </table:table-row>
        <table:table-row table:style-name="Table2.1">
          <table:table-cell table:style-name="Table2.A2" office:value-type="string">
            <text:p text:style-name="P1">Lab Exercises</text:p>
          </table:table-cell>
          <table:table-cell table:style-name="Table2.A2" office:value-type="string">
            <text:p text:style-name="P1">25%</text:p>
          </table:table-cell>
          <table:table-cell table:style-name="Table2.C1" office:value-type="string">
            <text:p text:style-name="P1"/>
          </table:table-cell>
          <table:table-cell table:style-name="Table2.A2" office:value-type="string">
            <text:p text:style-name="P4">&gt;=90.0%</text:p>
          </table:table-cell>
          <table:table-cell table:style-name="Table2.E2" office:value-type="string">
            <text:p text:style-name="P4">A</text:p>
          </table:table-cell>
        </table:table-row>
        <table:table-row table:style-name="Table2.1">
          <table:table-cell table:style-name="Table2.A2" office:value-type="string">
            <text:p text:style-name="P1">Lab Practical</text:p>
          </table:table-cell>
          <table:table-cell table:style-name="Table2.A2" office:value-type="string">
            <text:p text:style-name="P1">25%</text:p>
          </table:table-cell>
          <table:table-cell table:style-name="Table2.C1" office:value-type="string">
            <text:p text:style-name="P1"/>
          </table:table-cell>
          <table:table-cell table:style-name="Table2.A2" office:value-type="string">
            <text:p text:style-name="P4">&gt;=80.0% &amp; &lt;90%</text:p>
          </table:table-cell>
          <table:table-cell table:style-name="Table2.E2" office:value-type="string">
            <text:p text:style-name="P4">B</text:p>
          </table:table-cell>
        </table:table-row>
        <table:table-row table:style-name="Table2.1">
          <table:table-cell table:style-name="Table2.A2" office:value-type="string">
            <text:p text:style-name="P1">Homeworks</text:p>
          </table:table-cell>
          <table:table-cell table:style-name="Table2.A2" office:value-type="string">
            <text:p text:style-name="P1">10%</text:p>
          </table:table-cell>
          <table:table-cell table:style-name="Table2.C1" office:value-type="string">
            <text:p text:style-name="P1"/>
          </table:table-cell>
          <table:table-cell table:style-name="Table2.A2" office:value-type="string">
            <text:p text:style-name="P4">&gt;=70.0% &amp; &lt;80%</text:p>
          </table:table-cell>
          <table:table-cell table:style-name="Table2.E2" office:value-type="string">
            <text:p text:style-name="P4">C</text:p>
          </table:table-cell>
        </table:table-row>
        <table:table-row table:style-name="Table2.1">
          <table:table-cell table:style-name="Table2.A2" office:value-type="string">
            <text:p text:style-name="P1">Project</text:p>
          </table:table-cell>
          <table:table-cell table:style-name="Table2.A2" office:value-type="string">
            <text:p text:style-name="P1">40%</text:p>
          </table:table-cell>
          <table:table-cell table:style-name="Table2.C1" office:value-type="string">
            <text:p text:style-name="P1"/>
          </table:table-cell>
          <table:table-cell table:style-name="Table2.A2" office:value-type="string">
            <text:p text:style-name="P4">&gt;=60.0% &amp; &lt;70%</text:p>
          </table:table-cell>
          <table:table-cell table:style-name="Table2.E2" office:value-type="string">
            <text:p text:style-name="P4">D</text:p>
          </table:table-cell>
        </table:table-row>
        <table:table-row table:style-name="Table2.1">
          <table:table-cell table:style-name="Table2.A2" office:value-type="string">
            <text:p text:style-name="P1">Peer Evaluation (if applicable)</text:p>
          </table:table-cell>
          <table:table-cell table:style-name="Table2.A2" office:value-type="string">
            <text:p text:style-name="P1">10%</text:p>
          </table:table-cell>
          <table:table-cell table:style-name="Table2.C1" office:value-type="string">
            <text:p text:style-name="P1"/>
          </table:table-cell>
          <table:table-cell table:style-name="Table2.A2" office:value-type="string">
            <text:p text:style-name="P4">&lt;60.0%</text:p>
          </table:table-cell>
          <table:table-cell table:style-name="Table2.E2" office:value-type="string">
            <text:p text:style-name="P4">F</text:p>
          </table:table-cell>
        </table:table-row>
      </table:table>
      <text:p text:style-name="Standard"/>
      <text:p text:style-name="P13">Academic Honesty Policy</text:p>
      <text:p text:style-name="P6"/>
      <text:p text:style-name="Standard">Academic dishonesty is misrepresenting anyone else‟s work as your own. This includes the</text:p>
      <text:p text:style-name="Standard">past or current work of any other person – student, friend, colleague, relative, faculty member</text:p>
      <text:p text:style-name="Standard">or absolute stranger, either with or without his/her knowledge. Academic dishonesty can be</text:p>
      <text:p text:style-name="Standard">plagiarism, collusion, or outright cheating. All students involved will receive “F” for this</text:p>
      <text:p text:style-name="Standard">course. These are “single instance” policies – i.e. there are no second chances.</text:p>
      <text:p text:style-name="Standard">A detailed reference to clarify what is and is not plagiarism can be found at</text:p>
      <text:p text:style-name="Standard"><text:a xlink:type="simple" xlink:href="http://www.wpacouncil.org/node/9"><text:span text:style-name="Internet_20_link">http://www.wpacouncil.org/node/9</text:span></text:a> . Plagiarism and other academic actions contrary to RIT‟s</text:p>
      <text:p text:style-name="Standard">code of conduct and the attached</text:p>
      <text:p text:style-name="Standard"><text:a xlink:type="simple" xlink:href="http://www.rit.edu/studentaffairs/studentconduct/rr_academicdishonesty.php"><text:span text:style-name="Internet_20_link">http://www.rit.edu/studentaffairs/studentconduct/rr_academicdishonesty.php</text:span></text:a> will be</text:p>
      <text:p text:style-name="Standard">addressed in accordance with these policies.</text:p>
      <text:p text:style-name="Standard"/>
      <text:p text:style-name="Standard">Except for assignments that are specifically designated as being “group efforts,” all work</text:p>
      <text:p text:style-name="Standard">submitted (assignments, labs, participation activities, bonus opportunities, examinations, etc.)</text:p>
      <text:p text:style-name="Standard">under your name is assumed to be your own individual effort and will be graded as such under</text:p>
      <text:p text:style-name="Standard">the IST Department‟s Academic Dishonesty Policy.</text:p>
      <text:p text:style-name="Standard"/>
      <text:p text:style-name="Standard">Submission of coursework under your name to your professor indicates that you understand</text:p>
      <text:p text:style-name="Standard">and agree to abide by all relevant dishonesty policies.</text:p>
      <text:p text:style-name="P13">Course Schedule (Subject to change)</text:p>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Week</text:p>
          </table:table-cell>
          <table:table-cell table:style-name="Table3.A1" office:value-type="string">
            <text:p text:style-name="P3">Day 1</text:p>
          </table:table-cell>
          <table:table-cell table:style-name="Table3.A1" office:value-type="string">
            <text:p text:style-name="P3">Day 2</text:p>
          </table:table-cell>
          <table:table-cell table:style-name="Table3.D1" office:value-type="string">
            <text:p text:style-name="P3">Activity</text:p>
          </table:table-cell>
        </table:table-row>
        <table:table-row table:style-name="Table3.1">
          <table:table-cell table:style-name="Table3.A2" office:value-type="string">
            <text:p text:style-name="P1">1</text:p>
          </table:table-cell>
          <table:table-cell table:style-name="Table3.A2" office:value-type="string">
            <text:p text:style-name="P1">Intro to course, intro to the project, language overview, Brainstorming process, getting involved in open source community</text:p>
          </table:table-cell>
          <table:table-cell table:style-name="Table3.A2" office:value-type="string">
            <text:p text:style-name="P1">Lab 1: Brainstorming project ideas</text:p>
          </table:table-cell>
          <table:table-cell table:style-name="Table3.D2" office:value-type="string">
            <text:p text:style-name="P1">Project Idea, team formation and Open Source Software research assignment.</text:p>
          </table:table-cell>
        </table:table-row>
        <table:table-row table:style-name="Table3.1">
          <table:table-cell table:style-name="Table3.A2" office:value-type="string">
            <text:p text:style-name="P1">2</text:p>
          </table:table-cell>
          <table:table-cell table:style-name="Table3.A2" office:value-type="string">
            <text:p text:style-name="P1">History of open source, how open source works, open source licensing, trademarks, software ownerships, rights,<text:line-break/><text:line-break/>Intro to open source software development and software development cycles</text:p>
          </table:table-cell>
          <table:table-cell table:style-name="Table3.A2" office:value-type="string">
            <text:p text:style-name="P1">Lab 2: Open Source Community involvement and data gathering <text:line-break/></text:p>
          </table:table-cell>
          <table:table-cell table:style-name="Table3.D2" office:value-type="string">
            <text:p text:style-name="P1">Community involvement lab and project planning</text:p>
          </table:table-cell>
        </table:table-row>
        <table:table-row table:style-name="Table3.1">
          <table:table-cell table:style-name="Table3.A2" office:value-type="string">
            <text:p text:style-name="P1">3</text:p>
          </table:table-cell>
          <table:table-cell table:style-name="Table3.A2" office:value-type="string">
            <text:p text:style-name="P1">Open source relationship with business and proprietary software.<text:line-break/><text:line-break/>Open source communities, societies and politics</text:p>
          </table:table-cell>
          <table:table-cell table:style-name="Table3.A2" office:value-type="string">
            <text:p text:style-name="P1">Lab 3: Setting up Linux environment, intro to command line, package installations</text:p>
          </table:table-cell>
          <table:table-cell table:style-name="Table3.D2" office:value-type="string">
            <text:p text:style-name="P1">Plan for development environment; language, database, etc</text:p>
          </table:table-cell>
        </table:table-row>
        <table:table-row table:style-name="Table3.1">
          <table:table-cell table:style-name="Table3.A2" office:value-type="string">
            <text:p text:style-name="P1">4</text:p>
          </table:table-cell>
          <table:table-cell table:style-name="Table3.A2" office:value-type="string">
            <text:p text:style-name="P1">Software development tools, frameworks, portability and IDEs</text:p>
          </table:table-cell>
          <table:table-cell table:style-name="Table3.A2" office:value-type="string">
            <text:p text:style-name="P1">Lab 4: Using development tools and frameworks; exploring IDEs</text:p>
          </table:table-cell>
          <table:table-cell table:style-name="Table3.D2" office:value-type="string">
            <text:p text:style-name="P1">Work on Project</text:p>
          </table:table-cell>
        </table:table-row>
        <table:table-row table:style-name="Table3.1">
          <table:table-cell table:style-name="Table3.A2" office:value-type="string">
            <text:p text:style-name="P1">5</text:p>
          </table:table-cell>
          <table:table-cell table:style-name="Table3.A2" office:value-type="string">
            <text:p text:style-name="P1">Command line discussion, scripting, intro to configuration files</text:p>
          </table:table-cell>
          <table:table-cell table:style-name="Table3.A2" office:value-type="string">
            <text:p text:style-name="P1">Lab 5: Scripting for development</text:p>
          </table:table-cell>
          <table:table-cell table:style-name="Table3.D2" office:value-type="string">
            <text:p text:style-name="P1">Work on Project</text:p>
          </table:table-cell>
        </table:table-row>
        <table:table-row table:style-name="Table3.1">
          <table:table-cell table:style-name="Table3.A2" office:value-type="string">
            <text:p text:style-name="P1">6</text:p>
          </table:table-cell>
          <table:table-cell table:style-name="Table3.A2" office:value-type="string">
            <text:p text:style-name="P1">Version control software and project planning</text:p>
          </table:table-cell>
          <table:table-cell table:style-name="Table3.A2" office:value-type="string">
            <text:p text:style-name="P1">Lab 6: Configuration files and installing/using version control software</text:p>
          </table:table-cell>
          <table:table-cell table:style-name="Table3.D2" office:value-type="string">
            <text:p text:style-name="P1">Work on Project</text:p>
          </table:table-cell>
        </table:table-row>
        <table:table-row table:style-name="Table3.1">
          <table:table-cell table:style-name="Table3.A2" office:value-type="string">
            <text:p text:style-name="P1">7</text:p>
          </table:table-cell>
          <table:table-cell table:style-name="Table3.A2" office:value-type="string">
            <text:p text:style-name="P1">Code Documentation, release documentation and generating man pages</text:p>
          </table:table-cell>
          <table:table-cell table:style-name="Table3.A2" office:value-type="string">
            <text:p text:style-name="P1">Lab 7: Documentation and Code Review</text:p>
          </table:table-cell>
          <table:table-cell table:style-name="Table3.D2" office:value-type="string">
            <text:p text:style-name="P1">Study for lab practical</text:p>
          </table:table-cell>
        </table:table-row>
        <table:table-row table:style-name="Table3.1">
          <table:table-cell table:style-name="Table3.A2" office:value-type="string">
            <text:p text:style-name="P1">8</text:p>
          </table:table-cell>
          <table:table-cell table:style-name="Table3.A2" office:value-type="string">
            <text:p text:style-name="P1">Practical Review</text:p>
          </table:table-cell>
          <table:table-cell table:style-name="Table3.A2" office:value-type="string">
            <text:p text:style-name="P1">Lab Practical</text:p>
          </table:table-cell>
          <table:table-cell table:style-name="Table3.D2" office:value-type="string">
            <text:p text:style-name="P1">Work on Project</text:p>
          </table:table-cell>
        </table:table-row>
        <table:table-row table:style-name="Table3.1">
          <table:table-cell table:style-name="Table3.A2" office:value-type="string">
            <text:p text:style-name="P1">9</text:p>
          </table:table-cell>
          <table:table-cell table:style-name="Table3.A2" office:value-type="string">
            <text:p text:style-name="P1">Linux distribution differences, specialty distributions, building RPMs and DEBs</text:p>
            <text:p text:style-name="P1"/>
          </table:table-cell>
          <table:table-cell table:style-name="Table3.A2" office:value-type="string">
            <text:p text:style-name="P1">Lab 8: Building and installing RPMs and DEBs</text:p>
            <text:p text:style-name="P1"/>
          </table:table-cell>
          <table:table-cell table:style-name="Table3.D2" office:value-type="string">
            <text:p text:style-name="P1">Work on Project</text:p>
          </table:table-cell>
        </table:table-row>
        <text:soft-page-break/>
        <table:table-row table:style-name="Table3.11">
          <table:table-cell table:style-name="Table3.A2" office:value-type="string">
            <text:p text:style-name="P1">10</text:p>
          </table:table-cell>
          <table:table-cell table:style-name="Table3.A2" office:value-type="string">
            <text:p text:style-name="P1">Integrating with services; databases, couchdb, d-bus</text:p>
          </table:table-cell>
          <table:table-cell table:style-name="Table3.A2" office:value-type="string">
            <text:p text:style-name="P1">Lab 9: Couchdb, mysql, SQLite and d-bus</text:p>
          </table:table-cell>
          <table:table-cell table:style-name="Table3.D2" office:value-type="string">
            <text:p text:style-name="P1">Work on Project</text:p>
          </table:table-cell>
        </table:table-row>
        <table:table-row table:style-name="Table3.1">
          <table:table-cell table:style-name="Table3.A2" office:value-type="string">
            <text:p text:style-name="P1"/>
            <text:p text:style-name="P1">11</text:p>
          </table:table-cell>
          <table:table-cell table:style-name="Table3.A2" office:value-type="string">
            <text:p text:style-name="P1"/>
            <text:p text:style-name="P1">Integrating with services; Apache and Django</text:p>
          </table:table-cell>
          <table:table-cell table:style-name="Table3.A2" office:value-type="string">
            <text:p text:style-name="P1"/>
            <text:p text:style-name="P1">Lab 10: Apache, Django and MySQL; simple project web page</text:p>
          </table:table-cell>
          <table:table-cell table:style-name="Table3.D2" office:value-type="string">
            <text:p text:style-name="P1"/>
            <text:p text:style-name="P1">Work on Project</text:p>
          </table:table-cell>
        </table:table-row>
        <table:table-row table:style-name="Table3.1">
          <table:table-cell table:style-name="Table3.A2" office:value-type="string">
            <text:p text:style-name="P1">12</text:p>
          </table:table-cell>
          <table:table-cell table:style-name="Table3.A2" office:value-type="string">
            <text:p text:style-name="P1">Publishing process, code hosting, bug tracking process, project forking, project merging</text:p>
          </table:table-cell>
          <table:table-cell table:style-name="Table3.A2" office:value-type="string">
            <text:p text:style-name="P1">Packaging and pre-publishing</text:p>
          </table:table-cell>
          <table:table-cell table:style-name="Table3.D2" office:value-type="string">
            <text:p text:style-name="P1">Work on Project, submit package to mycourses</text:p>
          </table:table-cell>
        </table:table-row>
        <table:table-row table:style-name="Table3.1">
          <table:table-cell table:style-name="Table3.A2" office:value-type="string">
            <text:p text:style-name="P1">13</text:p>
          </table:table-cell>
          <table:table-cell table:style-name="Table3.A2" office:value-type="string">
            <text:p text:style-name="P1">Future development, maintenance, patching</text:p>
          </table:table-cell>
          <table:table-cell table:style-name="Table3.A2" office:value-type="string">
            <text:p text:style-name="P1">Lab 11: Setup bug tracking, patching, forking and merging projects </text:p>
          </table:table-cell>
          <table:table-cell table:style-name="Table3.D2" office:value-type="string">
            <text:p text:style-name="P1">Work on project</text:p>
          </table:table-cell>
        </table:table-row>
        <table:table-row table:style-name="Table3.1">
          <table:table-cell table:style-name="Table3.A2" office:value-type="string">
            <text:p text:style-name="P1">14</text:p>
          </table:table-cell>
          <table:table-cell table:style-name="Table3.A2" office:value-type="string">
            <text:p text:style-name="P1">Code review, documentation review</text:p>
          </table:table-cell>
          <table:table-cell table:style-name="Table3.A2" office:value-type="string">
            <text:p text:style-name="P1">Code review, documentation review</text:p>
          </table:table-cell>
          <table:table-cell table:style-name="Table3.D2" office:value-type="string">
            <text:p text:style-name="P1">Work on project</text:p>
          </table:table-cell>
        </table:table-row>
        <table:table-row table:style-name="Table3.1">
          <table:table-cell table:style-name="Table3.A2" office:value-type="string">
            <text:p text:style-name="P1">15</text:p>
          </table:table-cell>
          <table:table-cell table:style-name="Table3.A2" office:value-type="string">
            <text:p text:style-name="P1">Open Source development issues and current themes</text:p>
          </table:table-cell>
          <table:table-cell table:style-name="Table3.A2" office:value-type="string">
            <text:p text:style-name="P1">Publish Alpha code (if applicable &amp; meets coding standards)</text:p>
          </table:table-cell>
          <table:table-cell table:style-name="Table3.D2" office:value-type="string">
            <text:p text:style-name="P1">End of Cour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Symbol" style:font-name-complex="OpenSymbo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9486in" table:align="left" style:writing-mode="lr-tb"/>
    </style:style>
    <style:style style:name="Table4.A" style:family="table-column">
      <style:table-column-properties style:column-width="1.7326in"/>
    </style:style>
    <style:style style:name="Table4.B" style:family="table-column">
      <style:table-column-properties style:column-width="5.21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1"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327in" fo:margin-left="0in" fo:margin-right="0in" fo:margin-bottom="1.1937in" style:dynamic-spacing="true"/>
      </style:header-style>
      <style:footer-style>
        <style:header-footer-properties fo:min-height="0.5799in" fo:margin-left="0in" fo:margin-right="0in" fo:margin-top="0.5409in" style:dynamic-spacing="true"/>
      </style:footer-style>
    </style:page-layout>
    <style:page-layout style:name="Mpm2">
      <style:page-layout-properties fo:page-width="8.5in" fo:page-height="11in" style:num-format="1" style:print-orientation="portrait" fo:margin-top="2.0201in" fo:margin-bottom="1.3673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row table:style-name="Table4.1">
            <table:table-cell table:style-name="Table4.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4.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4002-XXX Syllabus<text:tab/> <text:s text:c="95"/>Page <text:page-number text:select-page="current">7</text:page-number> of <text:page-count style:num-format="1">7</text:page-count></text:p>
        <text:p text:style-name="Footer">Software Development on Linux Systems<text:tab/> <text:s text:c="61"/><text:span text:style-name="MT4">©</text:span> Cody Van De Mark</text:p>
        <text:p text:style-name="Footer"><draw:frame draw:style-name="Mfr1" draw:name="graphics1" text:anchor-type="paragraph" svg:width="1.3425in" svg:height="0.4693in" draw:z-index="5"><draw:image xlink:href="Pictures/10000201000001930000008D0A797014.png" xlink:type="simple" xlink:show="embed" xlink:actuate="onLoad"/></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5-26T22:04:44</meta:creation-date>
    <meta:editing-duration>P23DT22H11M37S</meta:editing-duration>
    <meta:generator>LibreOffice/3.3$Unix LibreOffice_project/330m19$Build-401</meta:generator>
    <meta:document-statistic meta:table-count="4" meta:image-count="1" meta:object-count="0" meta:page-count="7" meta:paragraph-count="191" meta:word-count="1349" meta:character-count="9060"/>
    <dc:date>2012-02-29T00:11:57</dc:date>
    <dc:creator>Ren </dc:creator>
    <meta:editing-cycles>1</meta:editing-cycles>
    <meta:user-defined meta:name="Info 1"/>
    <meta:user-defined meta:name="Info 2"/>
    <meta:user-defined meta:name="Info 3"/>
    <meta:user-defined meta:name="Info 4"/>
  </office:meta>
</office:document-meta>
</file>